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libri" svg:font-family="Calibri"/>
  </office:font-face-decls>
  <office:automatic-styles>
    <style:style style:name="P1" style:family="paragraph" style:parent-style-name="Standard">
      <style:paragraph-properties fo:margin-bottom="0.1965in" fo:line-height="120%"/>
      <style:text-properties style:font-name="Calibri" fo:font-size="12.0pt" fo:color="#000000"/>
    </style:style>
    <style:style style:name="P2" style:family="paragraph" style:parent-style-name="Standard">
      <style:paragraph-properties fo:line-height="120%"/>
      <style:text-properties style:font-name="Calibri" fo:font-size="12.0pt" fo:color="#000000"/>
    </style:style>
    <style:style style:name="P3" style:family="paragraph" style:parent-style-name="Standard">
      <style:paragraph-properties fo:line-height="120%"/>
      <style:text-properties style:font-name="Calibri" fo:font-size="12.0pt"/>
    </style:style>
    <style:style style:name="T1" style:family="text">
      <style:text-properties fo:font-weight="bold" fo:font-weight-asian="bold" fo:font-weight-complex="bold" style:text-underline-style="solid"/>
    </style:style>
    <style:style style:name="T2" style:family="text">
      <style:text-properties fo:font-weight="bold" fo:font-weight-asian="bold" fo:font-weight-complex="bold"/>
    </style:style>
    <style:style style:name="T3" style:family="text">
      <style:text-properties fo:font-weight="bold" fo:font-weight-asian="bold" fo:font-weight-complex="bold" fo:color="#000000"/>
    </style:style>
    <style:style style:name="TableColumn1" style:family="table-column">
      <style:table-column-properties style:column-width="3.4625in" style:rel-column-width="32767*"/>
    </style:style>
  </office:automatic-styles>
  <office:body>
    <office:text>
      <text:p text:style-name="P1"><text:span text:style-name="T1">System Glossary:</text:span></text:p>
      <text:p text:style-name="P2"><text:span text:style-name="T2">App</text:span><text:s/>– This mobile application.</text:p>
      <text:p text:style-name="P2"/>
      <text:p text:style-name="P2"><text:span text:style-name="T2">Add To Favorites Button</text:span><text:s/>– A button on the Service Results Screen that allows the User to add the currently displayed Service to the Favorites Screen.</text:p>
      <text:p text:style-name="P2"/>
      <text:p text:style-name="P1"><text:span text:style-name="T2">Back Button</text:span><text:s/>– A button located at the top left of the Service Results Screen, Room Results Screen, Trip Results Screen, and Settings Screen. It allows the user to go back the previous Screen they were on.</text:p>
      <text:p text:style-name="P2"><text:span text:style-name="T2">Building </text:span>– A building on PSU Harrisburg’s Campus. Example: Olmstead</text:p>
      <text:p text:style-name="P2"/>
      <text:p text:style-name="P2"><text:span text:style-name="T2">Building Name</text:span><text:s/>– The name of a Building.</text:p>
      <text:p text:style-name="P2"/>
      <text:p text:style-name="P2"><text:span text:style-name="T2">Building Service</text:span><text:s/>– A Service that resides inside of a Building. Example: Cafeteria &amp; Sun Lab</text:p>
      <text:p text:style-name="P2"/>
      <text:p text:style-name="P1"><text:span text:style-name="T2">Button Text</text:span><text:s/>– The text displayed on a button or Service List Item.</text:p>
      <text:p text:style-name="P1"><text:span text:style-name="T2">Clue Input</text:span><text:s/>– Either the String entered by the User in the Scavenger Hunt Screen's Text Box or the User's current GPS Coordinates.</text:p>
      <text:p text:style-name="P1"><text:span text:style-name="T2">Credits</text:span><text:s/>– A list of developers that worked on the App and the copyright/trademark information required by Penn State Harrisburg.</text:p>
      <text:p text:style-name="P2"><text:span text:style-name="T2">Current Location </text:span>– The Building nearest to the User.</text:p>
      <text:p text:style-name="P2"/>
      <text:p text:style-name="P2"><text:span text:style-name="T2">Current Clue</text:span><text:s/>– The first Scavenger Hunt Clue that hasn't been marked as solved by the App.</text:p>
      <text:p text:style-name="P2"/>
      <text:p text:style-name="P3"><text:span text:style-name="T3">Delete Button </text:span>– A button that appears when the User swipes left over a Favorites List Item.</text:p>
      <text:p text:style-name="P2"/>
      <text:p text:style-name="P2"><text:span text:style-name="T2">Device </text:span>– A portable phone or tablet with internet connectivity and GPS capabilities that is capable of installing the App.</text:p>
      <text:p text:style-name="P2"/>
      <text:p text:style-name="P1"><text:span text:style-name="T2">Dropdown Menu</text:span><text:s/>– A method of input that allows the user to select from one of many textual options.</text:p>
      <text:p text:style-name="P2"><text:span text:style-name="T2">Error Message</text:span><text:s/>– A text popup that describes an error that has occurred during the operation of the App.</text:p>
      <text:p text:style-name="P2"/>
      <text:p text:style-name="P2"><text:span text:style-name="T2">Favorite List Item</text:span><text:s/>– A button on the Favorites Screen that links to the Service Results Screen for the Service that the list item represents.</text:p>
      <text:p text:style-name="P2"/>
      <text:p text:style-name="P3"><text:span text:style-name="T3">Favorites Flag </text:span>– A flag variable stored in a Service’s Service Data that, when set to TRUE, includes the Service in the User’s Favorites List.</text:p>
      <text:p text:style-name="P2"/>
      <text:p text:style-name="P2"><text:span text:style-name="T2">Favorites Menu Button </text:span>–<text:span text:style-name="T2"><text:s/></text:span>A Tab Menu Button that links to the Favorites Screen.</text:p>
      <text:p text:style-name="P2"/>
      <text:p text:style-name="P2"><text:span text:style-name="T2">Favorites Screen</text:span><text:s/>– A Screen that presents the user with Favorite List Items representing the Services they have favorited.</text:p>
      <text:p text:style-name="P2"/>
      <text:p text:style-name="P2"><text:span text:style-name="T2">Focus</text:span><text:s/>– Describes if the App is currently running and has control. The App is not in focus if the user locks the phone, presses the home button, opens the multitasking view, or receives a phone call.</text:p>
      <text:p text:style-name="P2"/>
      <text:p text:style-name="P2"><text:span text:style-name="T2">GPS</text:span><text:s/>– Global Positioning System</text:p>
      <text:p text:style-name="P2"/>
      <text:p text:style-name="P2"><text:span text:style-name="T2">GPS Coordinates </text:span>– A set of coordinates either provided by the GPS or to be used with the GPS.</text:p>
      <text:p text:style-name="P2"/>
      <text:p text:style-name="P2"><text:span text:style-name="T2">GPS Status</text:span><text:s/>– Whether the User's Device has GPS enabled and whether the Device has a GPS signal.</text:p>
      <text:p text:style-name="P2"/>
      <text:p text:style-name="P2"><text:span text:style-name="T2">Home List Item</text:span><text:s/>– A list item on the Home Menu that links to the Screen associated with the list item's name.</text:p>
      <text:p text:style-name="P2"/>
      <text:p text:style-name="P2"><text:span text:style-name="T2">Home Menu Button</text:span><text:s/>– A Tab Menu Button that links to the Home Screen.</text:p>
      <text:p text:style-name="P2"><text:span text:style-name="T2"/></text:p>
      <text:p text:style-name="P2"><text:span text:style-name="T2">Home Screen</text:span><text:s/>– The initial screen displayed upon launching the App. It contains a background image of the PSU Harrisburg Logo and a set of Home List Items.</text:p>
      <text:p text:style-name="P2"/>
      <text:p text:style-name="P2"><text:span text:style-name="T2">On-Screen Keyboard</text:span><text:s/>– A touchable keyboard that is displayed on the Device to allow the User to enter textual input.</text:p>
      <text:p text:style-name="P2"/>
      <text:p text:style-name="P2"><text:span text:style-name="T2">Menu Button </text:span>– A selectable button within the Tab Menu. When selected, it changes the visible Screen.</text:p>
      <text:p text:style-name="P2"/>
      <text:p text:style-name="P2"><text:span text:style-name="T2">Navigation Application</text:span><text:s/>– An application on the Device that specializes in giving directions.</text:p>
      <text:p text:style-name="P2"/>
      <text:p text:style-name="P1"><text:span text:style-name="T2">Operating System</text:span><text:s/>– Android OS or iOS</text:p>
      <text:p text:style-name="P2"><text:span text:style-name="T2">Outside System </text:span>– A framework or database with which the App must utilize in order to provide App functionality to the User.</text:p>
      <text:p text:style-name="P2"/>
      <text:p text:style-name="P2"><text:span text:style-name="T2">Prompt</text:span><text:s/>– A text popup, similar to an Error Message, but allows the User a choice of 1 of 2 options. The options are usually yes/no or ok/cancel.</text:p>
      <text:p text:style-name="P2"/>
      <text:p text:style-name="P2"><text:span text:style-name="T2">PSU Harrisburg</text:span><text:s/>– The Penn State University Harrisburg campus.</text:p>
      <text:p text:style-name="P2"/>
      <text:p text:style-name="P2"><text:span text:style-name="T2">Room</text:span><text:s/>– A room within a Building at PSU Harrisburg.</text:p>
      <text:p text:style-name="P2"/>
      <text:p text:style-name="P2"><text:span text:style-name="T2">Room Data</text:span><text:s/>– Contains the room’s number, the name of the Building it’s located in, a description of what the room is for, and simple directions of how to find the room.</text:p>
      <text:p text:style-name="P2"/>
      <text:p text:style-name="P2"><text:span text:style-name="T2">Room Database</text:span><text:s/>– A searchable list of mappings that associate a Room Number and a Building name to Room Data.</text:p>
      <text:p text:style-name="P2"/>
      <text:p text:style-name="P2"><text:span text:style-name="T2">Room Menu Button </text:span>– A Tab Menu Button that links to the Room Search Screen.</text:p>
      <text:p text:style-name="P1"/>
      <text:p text:style-name="P2"><text:span text:style-name="T2">Room Number </text:span>– When combined with a Building name, creates a unique identifying tuple to be used for searching the Room Database.</text:p>
      <text:p text:style-name="P2"/>
      <text:p text:style-name="P2"><text:span text:style-name="T2">Room Results Screen</text:span><text:s/>– A Screen that displays Room Data from the Room Database.</text:p>
      <text:p text:style-name="P2"/>
      <text:p text:style-name="P2"><text:span text:style-name="T2">Room Search Screen</text:span><text:s/>– A Screen that allows user input of Room Number via a Text Box and building name via a Dropdown Menu. A Search Button towards the bottom of the Screen will, when pressed by the user, search the Room Database.</text:p>
      <text:p text:style-name="P2"/>
      <text:p text:style-name="P2"><text:span text:style-name="T2">Scavenger Hunt</text:span><text:s/>– A system that gives Scavenger Hunt Clues to the User one at a time and prompts the User for a correct Solution. It can be used as a more interactive way to learn about the PSU Harrisburg campus and some of its available Services.</text:p>
      <text:p text:style-name="P2"/>
      <text:p text:style-name="P2"><text:span text:style-name="T2">Scavenger Hunt Check Button – </text:span>A button displayed on the Scavenger Hunt Screen that when pressed, will check if the User’s input matches the Scavenger Hunt Clue Solution.</text:p>
      <text:p text:style-name="P2"/>
      <text:p text:style-name="P2"><text:span text:style-name="T2">Scavenger Hunt Clue</text:span><text:s/>– Holds Scavenger Hunt Clue Descriptions, a Scavenger Hunt Clue Picture (if applicable), and a Scavenger Hunt Clue Solution.</text:p>
      <text:p text:style-name="P2"/>
      <text:p text:style-name="P2"><text:span text:style-name="T2">Scavenger Hunt Clue Description </text:span>– A hint or question that is meant to lead the User towards the Scavenger Hunt Clue Solution.</text:p>
      <text:p text:style-name="P2"/>
      <text:p text:style-name="P2"><text:span text:style-name="T2">Scavenger Hunt Clue Picture </text:span>– An image intended to lead the User towards a Scavenger Hunt Clue Solution.</text:p>
      <text:p text:style-name="P2"/>
      <text:p text:style-name="P2"><text:span text:style-name="T2">Scavenger Hunt Clue Solution</text:span><text:s/>– Contains data in the form of either a String or GPS Coordinates.</text:p>
      <text:p text:style-name="P2"/>
      <text:p text:style-name="P2"><text:span text:style-name="T2">Scavenger Hunt Hint Button </text:span>– A button displayed on the Scavenger Hunt Screen that when pressed, will provide the User with an additional Scavenger Hunt Clue Description.</text:p>
      <text:p text:style-name="P2"/>
      <text:p text:style-name="P2"><text:span text:style-name="T2">Scavenger Hunt Screen – </text:span>A Screen that displays a Scavenger Hunt Clue Description, Scavenger Hunt Clue Picture (if applicable), a Text Box if the Scavenger Hunt Clue Solution accepts a String, the Scavenger Hunt Hint Button, and the Scavenger Hunt Check Button.</text:p>
      <text:p text:style-name="P2"/>
      <text:p text:style-name="P2"><text:span text:style-name="T2">Scavenger Hunt Menu Button </text:span>– A Tab Menu button that links to the Scavenger Hunt Screen.</text:p>
      <text:p text:style-name="P2"/>
      <text:p text:style-name="P2"><text:span text:style-name="T2">Screen</text:span><text:s/>– An interactive visual interface that is displayed to that User. Each screen has the Tab Menu and all Menu Buttons Displayed at the bottom.</text:p>
      <text:p text:style-name="P2"/>
      <text:p text:style-name="P2"><text:span text:style-name="T2">Search Bar</text:span><text:s/>– A Text Box located at the top of a Screen. The App will filter the list items by those whose button text contains a substring of what text is entered in the text box.</text:p>
      <text:p text:style-name="P2"/>
      <text:p text:style-name="P2"><text:span text:style-name="T2">Search Button </text:span>– A button displayed on the Room Search Screen which initiates a search of the Room Database.</text:p>
      <text:p text:style-name="P2"/>
      <text:p text:style-name="P2"><text:span text:style-name="T2">Service –</text:span><text:s/>Assistance or utility offered to students and faculty by the PSU Harrisburg campus. This can be a Web Service, Building, or Building Service</text:p>
      <text:p text:style-name="P2"/>
      <text:p text:style-name="P2"><text:span text:style-name="T2">Service Data</text:span><text:s/>– Contains information about a Service such as it’s name, a brief description, GPS Coordinates (if applicable), contact phone number (if applicable), and website URL(if applicable).</text:p>
      <text:p text:style-name="P2"/>
      <text:p text:style-name="P2"><text:span text:style-name="T2">Service Database</text:span><text:s/>– A searchable list of mappings that associate a Service’s name to Service Data.</text:p>
      <text:p text:style-name="P2"/>
      <text:p text:style-name="P2"><text:span text:style-name="T2">Service List Item </text:span>– A clickable button on the Service Search Screen whose button text is the name of a Service.</text:p>
      <text:p text:style-name="P2"/>
      <text:p text:style-name="P2"><text:span text:style-name="T2">Service Menu Button </text:span>– A Tab Menu Button that links to the Service Search Screen.</text:p>
      <text:p text:style-name="P2"/>
      <text:p text:style-name="P2"><text:span text:style-name="T2">Service Results Screen</text:span><text:s/>– A Screen that displays Service Data from the Service Database. A Take Me There Button will appear towards the bottom of the screen if the Service Data contains GPS Coordinates.</text:p>
      <text:p text:style-name="P2"/>
      <text:p text:style-name="P2"><text:span text:style-name="T2">Service Search Screen </text:span>– A Screen that displays the Search Bar at the top, followed by a list of clickable Service List Items.</text:p>
      <text:p text:style-name="P2"/>
      <text:p text:style-name="P2"><text:span text:style-name="T2">Settings Screen</text:span><text:s/>– A Screen that allows the User to change settings such as the theme for the app. It also allows the User to see the App's version number and Credits.</text:p>
      <text:p text:style-name="P2"/>
      <text:p text:style-name="P2"><text:span text:style-name="T2">String </text:span>– A case insensitive textual solution to a Scavenger Hunt Clue.</text:p>
      <text:p text:style-name="P2"/>
      <text:p text:style-name="P1"><text:span text:style-name="T2">Tab Menu </text:span>–<text:span text:style-name="T2"><text:s/></text:span>A set of Menu Buttons, at the bottom of certain Screens.</text:p>
      <text:p text:style-name="P2"><text:span text:style-name="T2">Take Me There Button </text:span>– A button displayed in the Service Results Screen that links to an Outside System for directions to the GPS Coordinates.</text:p>
      <text:p text:style-name="P2"/>
      <text:p text:style-name="P2"><text:span text:style-name="T2">Text Box </text:span>– A method of textual input that allows User to type a response.</text:p>
      <text:p text:style-name="P2"/>
      <text:p text:style-name="P2"><text:span text:style-name="T2">Theme</text:span><text:s/>– The color palette that the App uses to display Screens.</text:p>
      <text:p text:style-name="P2"/>
      <text:p text:style-name="P1"><text:span text:style-name="T2">Trip</text:span><text:s/>– A travel-based event scheduled at Penn State Harrisburg.</text:p>
      <text:p text:style-name="P1"><text:span text:style-name="T2">Trip List Item</text:span><text:s/>– A button on the Trip Search Screen that links to the Trip Results Screen for the Trip that it represents.</text:p>
      <text:p text:style-name="P1"><text:span text:style-name="T2">Trip Search Screen</text:span><text:s/>– A Screen with a Dropdown Menu followed by Trip List Items that allows the User to search through the available trips for the month that is selected in the Dropdown Menu.</text:p>
      <text:p text:style-name="P1"><text:span text:style-name="T2">Trip Results Screen</text:span><text:s/>– A Screen that provides the User with information about the Trip that they have selected from the Trip Search Screen.</text:p>
      <text:p text:style-name="P1"><text:span text:style-name="T2">Unsolved Clue</text:span><text:s/>– A Scavenger Hunt Clue that has not been marked as solved by the App.</text:p>
      <text:p text:style-name="P2"><text:span text:style-name="T2">User</text:span><text:s/>– A person that utilizes the App.</text:p>
      <text:p text:style-name="P2"><text:span text:style-name="T2"/></text:p>
      <text:p text:style-name="P2"><text:span text:style-name="T2">Web Service </text:span>– A Service that resides outside the Campus and is accessed through the internet. Example: Angel &amp; Elion</text:p>
      <text:p text:style-name="P2"/>
      <text:p text:style-name="P1"><text:span text:style-name="T2">Where Am I Screen</text:span><text:s/>– An intermediate Screen between determining the User's Current Location and auto-navigating to the Service Results Screen for that Building. It will display a “Searching for nearest building...” message and a spinning ic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34</meta:generator>
  </office:meta>
</office:document-meta>
</file>